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20a16" officeooo:paragraph-rsid="00120a16"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text:p>
      <text:p text:style-name="Standard"/>
      <text:p text:style-name="Standard">&lt;!DOCTYPE html&gt;</text:p>
      <text:p text:style-name="Standard">&lt;html&gt;</text:p>
      <text:p text:style-name="Standard">&lt;head&gt;</text:p>
      <text:p text:style-name="Standard">&lt;title&gt;Resume&lt;/title&gt;</text:p>
      <text:p text:style-name="Standard">&lt;style type="text/css"&gt;</text:p>
      <text:p text:style-name="Standard">body{</text:p>
      <text:p text:style-name="Standard"/>
      <text:p text:style-name="Standard"><text:s text:c="4"/>font-family:Times New Roman;</text:p>
      <text:p text:style-name="Standard">}</text:p>
      <text:p text:style-name="Standard">h1{</text:p>
      <text:p text:style-name="Standard"><text:s text:c="4"/>text-align:left;</text:p>
      <text:p text:style-name="Standard"><text:s text:c="3"/>}</text:p>
      <text:p text:style-name="Standard"><text:s text:c="3"/>p{</text:p>
      <text:p text:style-name="Standard"><text:s text:c="2"/>font-size: 25px;</text:p>
      <text:p text:style-name="Standard"><text:s text:c="3"/>}</text:p>
      <text:p text:style-name="Standard"><text:s text:c="3"/>h3{</text:p>
      <text:p text:style-name="Standard"><text:s text:c="4"/>font-size:20px;</text:p>
      <text:p text:style-name="Standard"><text:s text:c="3"/>}</text:p>
      <text:p text:style-name="Standard"><text:s text:c="3"/>table{</text:p>
      <text:p text:style-name="Standard"><text:s text:c="4"/>font-size: 20px;</text:p>
      <text:p text:style-name="Standard"><text:s text:c="3"/>}</text:p>
      <text:p text:style-name="Standard"><text:s text:c="3"/>&lt;/style&gt;</text:p>
      <text:p text:style-name="Standard"/>
      <text:p text:style-name="Standard">&lt;body&gt;</text:p>
      <text:p text:style-name="Standard"/>
      <text:p text:style-name="Standard"><text:s text:c="4"/>&lt;center&gt;</text:p>
      <text:p text:style-name="Standard"><text:s text:c="4"/>&lt;h1 style="text-align: left;"&gt;Prabhu M&lt;/h1&gt;</text:p>
      <text:p text:style-name="Standard"><text:s text:c="4"/>&lt;p style="text-align: left;"&gt;kurinji street,&lt;/p&gt;</text:p>
      <text:p text:style-name="Standard"><text:s text:c="4"/>&lt;p style="text-align: left;"&gt;Kariappatti 626106&lt;/p&gt;</text:p>
      <text:p text:style-name="Standard"><text:s text:c="4"/>&lt;p style="text-align: left;"&gt;virudhunagar(dt).&lt;/h4&gt;</text:p>
      <text:p text:style-name="Standard"><text:s text:c="4"/>&lt;p style="text-align: left;"&gt;Email ID:prabhufb42@gmail.com&lt;/p&gt;</text:p>
      <text:p text:style-name="Standard"><text:s text:c="4"/>&lt;p style="text-align: left;"&gt;Mobile no: 9047309810&lt;/p&gt;&lt;/center&gt;</text:p>
      <text:p text:style-name="Standard"><text:s text:c="4"/>&lt;h3 style="background-color:green; color:white;padding:05px;"&gt;&lt;u&gt;OBJECTIVE&lt;/u&gt;&lt;/h3&gt;</text:p>
      <text:p text:style-name="Standard"><text:s text:c="4"/>&lt;p&gt;To work in an innovative and challenging environment extracting the best out of me which is conductive to learn and grow at professional and personal level thereby directing my future endeavors as an asset to the organization.&lt;/p&gt;</text:p>
      <text:p text:style-name="Standard"><text:s text:c="3"/></text:p>
      <text:p text:style-name="Standard"><text:s text:c="4"/>&lt;h3 style="background-color:rose; color:white;padding:05px;"&gt;&lt;u&gt;ACADEMIC QUALIFICATIONS&lt;/u&gt;&lt;/h3&gt;</text:p>
      <text:p text:style-name="Standard"/>
      <text:p text:style-name="Standard"><text:s text:c="4"/>&lt;table border=3 width=1000 cellpadding=10 align="center" st&gt;</text:p>
      <text:p text:style-name="Standard"><text:s text:c="4"/>&lt;tr&gt;</text:p>
      <text:p text:style-name="Standard"><text:s text:c="4"/>&lt;th&gt;QUALIFICATION&lt;/th&gt;</text:p>
      <text:p text:style-name="Standard"><text:s text:c="4"/>&lt;th&gt;BOARD/UNIVERSITY&lt;/th&gt;</text:p>
      <text:p text:style-name="Standard"><text:s text:c="4"/>&lt;th&gt;SCHOOL/COLLEGE&lt;/th&gt;</text:p>
      <text:p text:style-name="Standard"><text:s text:c="4"/>&lt;th&gt;YEAR OF PASSING&lt;/th&gt;</text:p>
      <text:p text:style-name="Standard"><text:s text:c="4"/>&lt;th&gt;PERCENTAGE/CGPA&lt;/b&gt;&lt;/th&gt;</text:p>
      <text:p text:style-name="Standard"><text:s text:c="4"/>&lt;/tr&gt;</text:p>
      <text:p text:style-name="Standard"><text:s text:c="4"/>&lt;tr&gt;</text:p>
      <text:p text:style-name="Standard"><text:s text:c="4"/>&lt;td&gt;B.E(CSE)&lt;/td&gt;</text:p>
      <text:p text:style-name="Standard"><text:s text:c="4"/>&lt;td&gt; Anna University&lt;/td&gt;</text:p>
      <text:p text:style-name="Standard"><text:s text:c="4"/>&lt;td&gt;Ramco Institute of Technology&lt;/td&gt;</text:p>
      <text:p text:style-name="Standard"><text:s text:c="4"/>&lt;td&gt;2021&lt;/td&gt;</text:p>
      <text:p text:style-name="Standard"><text:s text:c="4"/>&lt;td&gt;6.85 cgpa&lt;/td&gt;</text:p>
      <text:p text:style-name="Standard"><text:s text:c="4"/>&lt;/tr&gt;</text:p>
      <text:p text:style-name="Standard"><text:soft-page-break/><text:s text:c="4"/>&lt;tr&gt;</text:p>
      <text:p text:style-name="Standard"><text:s text:c="4"/>&lt;td&gt;12&lt;sup&gt;th&lt;/td&gt;</text:p>
      <text:p text:style-name="Standard"><text:s text:c="4"/>&lt;td&gt;State Board&lt;/td&gt;</text:p>
      <text:p text:style-name="Standard"><text:s text:c="4"/>&lt;td&gt;Ideal matric Hr Sec School&lt;/td&gt;</text:p>
      <text:p text:style-name="Standard"><text:s text:c="4"/>&lt;td&gt;2017&lt;/td&gt;</text:p>
      <text:p text:style-name="Standard"><text:s text:c="4"/>&lt;td&gt;80%&lt;/td&gt;</text:p>
      <text:p text:style-name="Standard"><text:s text:c="4"/>&lt;/tr&gt;</text:p>
      <text:p text:style-name="Standard"><text:s text:c="4"/>&lt;tr&gt;</text:p>
      <text:p text:style-name="Standard"><text:s text:c="4"/>&lt;td&gt;10&lt;sup&gt;th&lt;/td&gt;</text:p>
      <text:p text:style-name="Standard"><text:s text:c="4"/>&lt;td&gt;State Board&lt;/td&gt;</text:p>
      <text:p text:style-name="Standard"><text:s text:c="4"/>&lt;td&gt;Ideal matric Hr Sec School&lt;/td&gt;</text:p>
      <text:p text:style-name="Standard"><text:s text:c="4"/>&lt;td&gt;2015&lt;/th&gt;</text:p>
      <text:p text:style-name="Standard"><text:s text:c="4"/>&lt;td&gt;76%&lt;/th&gt;</text:p>
      <text:p text:style-name="Standard"><text:s text:c="4"/>&lt;/tr&gt; <text:s/></text:p>
      <text:p text:style-name="Standard"><text:s text:c="4"/>&lt;/table&gt;</text:p>
      <text:p text:style-name="Standard"><text:s text:c="4"/>&lt;h3 style="background-color:red;color:white;padding:05px;"&gt;</text:p>
      <text:p text:style-name="Standard"><text:s text:c="8"/>&lt;u&gt;PROJECTS UNDERTAKEN&lt;/u&gt;</text:p>
      <text:p text:style-name="Standard"><text:s text:c="8"/>&lt;/h3&gt;</text:p>
      <text:p text:style-name="Standard"><text:s text:c="8"/>&lt;ul&gt;</text:p>
      <text:p text:style-name="Standard"><text:s text:c="7"/></text:p>
      <text:p text:style-name="Standard"><text:s text:c="8"/>&lt;li&gt;&lt;p&gt;Developed a project on JAVA titled,&lt;b&gt;”MARK ANALYSIS SYSTEM”.&lt;/b&gt;&lt;/p&gt;&lt;/li&gt;&lt;li&gt;&lt;p&gt;Developed a project on DBMS titled,&lt;b&gt;”TICKET MANAGEMENT SYSTEM”&lt;/b&gt;, using JAVA as a front end.&lt;/p&gt;&lt;/li&gt;&lt;/ul&gt;</text:p>
      <text:p text:style-name="Standard"><text:s text:c="4"/></text:p>
      <text:p text:style-name="Standard"><text:s text:c="8"/>&lt;h3 style="background-color:blue; color:white;padding:05px;"&gt;</text:p>
      <text:p text:style-name="Standard"><text:s text:c="8"/>&lt;u&gt;AREAS OF INTEREST:&lt;/u&gt;</text:p>
      <text:p text:style-name="Standard"><text:s text:c="8"/>&lt;/h3&gt;</text:p>
      <text:p text:style-name="Standard"><text:s text:c="8"/>&lt;ul&gt;</text:p>
      <text:p text:style-name="Standard"><text:s text:c="8"/>&lt;li&gt;&lt;p&gt; C &amp; Java Programming&lt;/p&gt;&lt;/li&gt;&lt;li&gt;&lt;p&gt;Web Designing&lt;/p&gt;&lt;/li&gt;&lt;li&gt;&lt;p&gt;Computer Networks&lt;/p&gt;&lt;/li&gt;&lt;li&gt;&lt;p&gt; Quality Testing &lt;/p&gt;&lt;/li&gt;&lt;/ul&gt;</text:p>
      <text:p text:style-name="Standard"><text:s text:c="7"/></text:p>
      <text:p text:style-name="Standard"><text:s text:c="8"/>&lt;h3 style="background-color:green;color:white;padding:05px;"&gt;</text:p>
      <text:p text:style-name="Standard"><text:s text:c="8"/>&lt;u&gt;Programming Skills&lt;/u&gt;&lt;/h3&gt;</text:p>
      <text:p text:style-name="Standard"><text:s text:c="8"/>&lt;ul&gt;</text:p>
      <text:p text:style-name="Standard"><text:s text:c="8"/>&lt;li&gt;&lt;p&gt;C&lt;/p&gt;&lt;/li&gt;&lt;li&gt;&lt;p&gt;JAVA&lt;/p&gt;&lt;/li&gt;&lt;li&gt;&lt;p&gt;Python&lt;/p&gt;&lt;/li&gt;&lt;/ul&gt;</text:p>
      <text:p text:style-name="Standard"/>
      <text:p text:style-name="Standard"><text:s text:c="8"/>&lt;h3 style="background-color:red;color:white;padding:05px;"&gt;</text:p>
      <text:p text:style-name="Standard"><text:s text:c="8"/>&lt;u&gt;Technology Skills&lt;/u&gt;&lt;/h3&gt;</text:p>
      <text:p text:style-name="Standard"><text:s text:c="8"/>&lt;ul&gt;</text:p>
      <text:p text:style-name="Standard"><text:s text:c="8"/>&lt;li&gt;&lt;p&gt;OOP&lt;/p&gt;&lt;/li&gt;&lt;li&gt;&lt;p&gt;Database&lt;/p&gt;&lt;/li&gt;</text:p>
      <text:p text:style-name="Standard"/>
      <text:p text:style-name="Standard"><text:s text:c="7"/></text:p>
      <text:p text:style-name="Standard">&lt;h3&gt;</text:p>
      <text:p text:style-name="Standard">&lt;div style="background-color:pink;color:white;padding:05px;"&gt;</text:p>
      <text:p text:style-name="Standard">&lt;u&gt;PERSONAL DETAILS&lt;/u&gt;</text:p>
      <text:p text:style-name="Standard">&lt;/h3&gt;</text:p>
      <text:p text:style-name="Standard">&lt;table border="0"&gt;</text:p>
      <text:p text:style-name="Standard">&lt;tr&gt;</text:p>
      <text:p text:style-name="Standard">&lt;td&gt;&lt;b&gt;DATE OF BIRTH :&lt;/td&gt;&lt;td&gt;03-07-1999&lt;/td&gt;&lt;/tr&gt;</text:p>
      <text:p text:style-name="Standard">&lt;tr&gt;</text:p>
      <text:p text:style-name="Standard">&lt;td&gt;&lt;b&gt;FATHER'S NAME :&lt;/td&gt;&lt;td&gt;MAHALINGAM V&lt;/td&gt;&lt;/tr&gt;</text:p>
      <text:p text:style-name="Standard">&lt;tr&gt;</text:p>
      <text:p text:style-name="Standard">&lt;td&gt;&lt;b&gt;HOBBIES: <text:s text:c="6"/>&lt;/td&gt;&lt;td&gt;PLAYING Cricket &amp; RIDING BIKE&lt;/td&gt;&lt;/tr&gt;</text:p>
      <text:p text:style-name="Standard">&lt;/table&gt;</text:p>
      <text:p text:style-name="Standard"><text:s text:c="3"/>&lt;/div&gt;</text:p>
      <text:p text:style-name="Standard">&lt;/body&gt;</text:p>
      <text:p text:style-name="Standard">&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2:02:43.385187688</meta:creation-date>
    <dc:date>2020-01-22T12:03:38.430733528</dc:date>
    <meta:editing-duration>PT55S</meta:editing-duration>
    <meta:editing-cycles>1</meta:editing-cycles>
    <meta:document-statistic meta:table-count="0" meta:image-count="0" meta:object-count="0" meta:page-count="2" meta:paragraph-count="101" meta:word-count="237" meta:character-count="2995" meta:non-whitespace-character-count="2473"/>
    <meta:generator>LibreOffice/6.0.3.2$Linux_X86_64 LibreOffice_project/00m0$Build-2</meta:generator>
  </office:meta>
</office:document-meta>
</file>